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OpenSan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This is a markdown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2:28:48.327846404</meta:creation-date>
    <dc:date>2018-01-07T12:29:16.351634021</dc:date>
    <meta:editing-duration>PT28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1"/>
    <meta:generator>LibreOffice/5.1.6.2$Linux_X86_64 LibreOffice_project/10m0$Build-2</meta:generator>
  </office:meta>
</office:document-meta>
</file>